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5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3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3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3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3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3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3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3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3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3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3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3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3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3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3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3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3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3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3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3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3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3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style-name="ce27" table:formula="of:=[.H27]+[.G28]" office:value-type="float" office:value="12669" calcext:value-type="float">
            <text:p>1266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3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style-name="ce27" table:formula="of:=[.H28]+[.G29]" office:value-type="float" office:value="13547" calcext:value-type="float">
            <text:p>13547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3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style-name="ce27" table:formula="of:=[.H29]+[.G30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" calcext:value-type="currency">
            <text:p>42,30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" calcext:value-type="currency">
            <text:p>50,50 €</text:p>
          </table:table-cell>
          <table:table-cell table:style-name="ce28" table:formula="of:=[.N29]+[.M30]" office:value-type="currency" office:currency="EUR" office:value="601.37" calcext:value-type="currency">
            <text:p>601,37 €</text:p>
          </table:table-cell>
          <table:table-cell table:style-name="ce29" table:formula="of:=[.A30]*budgetjour-[.N30]" office:value-type="currency" office:currency="EUR" office:value="268.63" calcext:value-type="currency">
            <text:p>268,63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3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style-name="ce27" table:formula="of:=[.H30]+[.G31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3.5+12.5+15+12.54" office:value-type="currency" office:currency="EUR" office:value="43.54" calcext:value-type="currency">
            <text:p>43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85.85" calcext:value-type="currency">
            <text:p>85,85 €</text:p>
          </table:table-cell>
          <table:table-cell table:style-name="ce28" table:formula="of:=[.N30]+[.M31]" office:value-type="currency" office:currency="EUR" office:value="687.22" calcext:value-type="currency">
            <text:p>687,22 €</text:p>
          </table:table-cell>
          <table:table-cell table:style-name="ce29" table:formula="of:=[.A31]*budgetjour-[.N31]" office:value-type="currency" office:currency="EUR" office:value="212.78" calcext:value-type="currency">
            <text:p>212,7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3" table:formula="of:=[.B31]+1" office:value-type="date" office:date-value="2021-07-01" calcext:value-type="date">
            <text:p>jeu. 1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style-name="ce27" table:formula="of:=[.H31]+[.G32]" office:value-type="float" office:value="14709" calcext:value-type="float">
            <text:p>14709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4.5" calcext:value-type="currency">
            <text:p>4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2]+[.K32]+[.L32]" office:value-type="currency" office:currency="EUR" office:value="4.5" calcext:value-type="currency">
            <text:p>4,50 €</text:p>
          </table:table-cell>
          <table:table-cell table:style-name="ce28" table:formula="of:=[.N31]+[.M32]" office:value-type="currency" office:currency="EUR" office:value="691.72" calcext:value-type="currency">
            <text:p>691,72 €</text:p>
          </table:table-cell>
          <table:table-cell table:style-name="ce29" table:formula="of:=[.A32]*budgetjour-[.N32]" office:value-type="currency" office:currency="EUR" office:value="238.28" calcext:value-type="currency">
            <text:p>23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3" table:formula="of:=[.B32]+1" office:value-type="date" office:date-value="2021-07-02" calcext:value-type="date">
            <text:p>ven. 2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style-name="ce27" table:formula="of:=[.H32]+[.G33]" office:value-type="float" office:value="15557" calcext:value-type="float">
            <text:p>15557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3]+[.K33]+[.L33]" office:value-type="currency" office:currency="EUR" office:value="0" calcext:value-type="currency">
            <text:p>0,00 €</text:p>
          </table:table-cell>
          <table:table-cell table:style-name="ce28" table:formula="of:=[.N32]+[.M33]" office:value-type="currency" office:currency="EUR" office:value="691.72" calcext:value-type="currency">
            <text:p>691,72 €</text:p>
          </table:table-cell>
          <table:table-cell table:style-name="ce29" table:formula="of:=[.A33]*budgetjour-[.N33]" office:value-type="currency" office:currency="EUR" office:value="268.28" calcext:value-type="currency">
            <text:p>26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3" table:formula="of:=[.B33]+1" office:value-type="date" office:date-value="2021-07-03" calcext:value-type="date">
            <text:p>sam. 3 juil.</text:p>
          </table:table-cell>
          <table:table-cell table:style-name="ce25" table:formula="of:=[.D33]" office:value-type="string" office:string-value="Gajanejos" calcext:value-type="string">
            <text:p>Gajanejos</text:p>
          </table:table-cell>
          <table:table-cell table:number-columns-repeated="2"/>
          <table:table-cell table:formula="of:=[.F33]+[.E34]" office:value-type="float" office:value="2118" calcext:value-type="float">
            <text:p>2118</text:p>
          </table:table-cell>
          <table:table-cell/>
          <table:table-cell table:style-name="ce27" table:formula="of:=[.H33]+[.G34]" office:value-type="float" office:value="15557" calcext:value-type="float">
            <text:p>1555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4]+[.K34]+[.L34]" office:value-type="currency" office:currency="EUR" office:value="0" calcext:value-type="currency">
            <text:p>0,00 €</text:p>
          </table:table-cell>
          <table:table-cell table:style-name="ce28" table:formula="of:=[.N33]+[.M34]" office:value-type="currency" office:currency="EUR" office:value="691.72" calcext:value-type="currency">
            <text:p>691,72 €</text:p>
          </table:table-cell>
          <table:table-cell table:style-name="ce29" table:formula="of:=[.A34]*budgetjour-[.N34]" office:value-type="currency" office:currency="EUR" office:value="298.28" calcext:value-type="currency">
            <text:p>29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3" table:formula="of:=[.B34]+1" office:value-type="date" office:date-value="2021-07-04" calcext:value-type="date">
            <text:p>dim. 4 juil.</text:p>
          </table:table-cell>
          <table:table-cell table:style-name="ce25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2118" calcext:value-type="float">
            <text:p>2118</text:p>
          </table:table-cell>
          <table:table-cell/>
          <table:table-cell table:style-name="ce27" table:formula="of:=[.H34]+[.G35]" office:value-type="float" office:value="15557" calcext:value-type="float">
            <text:p>1555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5]+[.K35]+[.L35]" office:value-type="currency" office:currency="EUR" office:value="0" calcext:value-type="currency">
            <text:p>0,00 €</text:p>
          </table:table-cell>
          <table:table-cell table:style-name="ce28" table:formula="of:=[.N34]+[.M35]" office:value-type="currency" office:currency="EUR" office:value="691.72" calcext:value-type="currency">
            <text:p>691,72 €</text:p>
          </table:table-cell>
          <table:table-cell table:style-name="ce29" table:formula="of:=[.A35]*budgetjour-[.N35]" office:value-type="currency" office:currency="EUR" office:value="328.28" calcext:value-type="currency">
            <text:p>32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3" table:formula="of:=[.B35]+1" office:value-type="date" office:date-value="2021-07-05" calcext:value-type="date">
            <text:p>lun. 5 juil.</text:p>
          </table:table-cell>
          <table:table-cell table:style-name="ce25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2118" calcext:value-type="float">
            <text:p>2118</text:p>
          </table:table-cell>
          <table:table-cell/>
          <table:table-cell table:style-name="ce27" table:formula="of:=[.H35]+[.G36]" office:value-type="float" office:value="15557" calcext:value-type="float">
            <text:p>1555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6]+[.K36]+[.L36]" office:value-type="currency" office:currency="EUR" office:value="0" calcext:value-type="currency">
            <text:p>0,00 €</text:p>
          </table:table-cell>
          <table:table-cell table:style-name="ce28" table:formula="of:=[.N35]+[.M36]" office:value-type="currency" office:currency="EUR" office:value="691.72" calcext:value-type="currency">
            <text:p>691,72 €</text:p>
          </table:table-cell>
          <table:table-cell table:style-name="ce29" table:formula="of:=[.A36]*budgetjour-[.N36]" office:value-type="currency" office:currency="EUR" office:value="358.28" calcext:value-type="currency">
            <text:p>35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3" table:formula="of:=[.B36]+1" office:value-type="date" office:date-value="2021-07-06" calcext:value-type="date">
            <text:p>mar. 6 juil.</text:p>
          </table:table-cell>
          <table:table-cell table:style-name="ce25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2118" calcext:value-type="float">
            <text:p>2118</text:p>
          </table:table-cell>
          <table:table-cell/>
          <table:table-cell table:style-name="ce27" table:formula="of:=[.H36]+[.G37]" office:value-type="float" office:value="15557" calcext:value-type="float">
            <text:p>1555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7]+[.K37]+[.L37]" office:value-type="currency" office:currency="EUR" office:value="0" calcext:value-type="currency">
            <text:p>0,00 €</text:p>
          </table:table-cell>
          <table:table-cell table:style-name="ce28" table:formula="of:=[.N36]+[.M37]" office:value-type="currency" office:currency="EUR" office:value="691.72" calcext:value-type="currency">
            <text:p>691,72 €</text:p>
          </table:table-cell>
          <table:table-cell table:style-name="ce29" table:formula="of:=[.A37]*budgetjour-[.N37]" office:value-type="currency" office:currency="EUR" office:value="388.28" calcext:value-type="currency">
            <text:p>38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3" table:formula="of:=[.B37]+1" office:value-type="date" office:date-value="2021-07-07" calcext:value-type="date">
            <text:p>mer. 7 juil.</text:p>
          </table:table-cell>
          <table:table-cell table:style-name="ce25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2118" calcext:value-type="float">
            <text:p>2118</text:p>
          </table:table-cell>
          <table:table-cell/>
          <table:table-cell table:style-name="ce27" table:formula="of:=[.H37]+[.G38]" office:value-type="float" office:value="15557" calcext:value-type="float">
            <text:p>1555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8]+[.K38]+[.L38]" office:value-type="currency" office:currency="EUR" office:value="0" calcext:value-type="currency">
            <text:p>0,00 €</text:p>
          </table:table-cell>
          <table:table-cell table:style-name="ce28" table:formula="of:=[.N37]+[.M38]" office:value-type="currency" office:currency="EUR" office:value="691.72" calcext:value-type="currency">
            <text:p>691,72 €</text:p>
          </table:table-cell>
          <table:table-cell table:style-name="ce29" table:formula="of:=[.A38]*budgetjour-[.N38]" office:value-type="currency" office:currency="EUR" office:value="418.28" calcext:value-type="currency">
            <text:p>41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3" table:formula="of:=[.B38]+1" office:value-type="date" office:date-value="2021-07-08" calcext:value-type="date">
            <text:p>jeu. 8 juil.</text:p>
          </table:table-cell>
          <table:table-cell table:style-name="ce25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2118" calcext:value-type="float">
            <text:p>2118</text:p>
          </table:table-cell>
          <table:table-cell/>
          <table:table-cell table:style-name="ce27" table:formula="of:=[.H38]+[.G39]" office:value-type="float" office:value="15557" calcext:value-type="float">
            <text:p>1555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9]+[.K39]+[.L39]" office:value-type="currency" office:currency="EUR" office:value="0" calcext:value-type="currency">
            <text:p>0,00 €</text:p>
          </table:table-cell>
          <table:table-cell table:style-name="ce28" table:formula="of:=[.N38]+[.M39]" office:value-type="currency" office:currency="EUR" office:value="691.72" calcext:value-type="currency">
            <text:p>691,72 €</text:p>
          </table:table-cell>
          <table:table-cell table:style-name="ce29" table:formula="of:=[.A39]*budgetjour-[.N39]" office:value-type="currency" office:currency="EUR" office:value="448.28" calcext:value-type="currency">
            <text:p>44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3" table:formula="of:=[.B39]+1" office:value-type="date" office:date-value="2021-07-09" calcext:value-type="date">
            <text:p>ven. 9 juil.</text:p>
          </table:table-cell>
          <table:table-cell table:style-name="ce25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2118" calcext:value-type="float">
            <text:p>2118</text:p>
          </table:table-cell>
          <table:table-cell/>
          <table:table-cell table:style-name="ce27" table:formula="of:=[.H39]+[.G40]" office:value-type="float" office:value="15557" calcext:value-type="float">
            <text:p>1555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0]+[.K40]+[.L40]" office:value-type="currency" office:currency="EUR" office:value="0" calcext:value-type="currency">
            <text:p>0,00 €</text:p>
          </table:table-cell>
          <table:table-cell table:style-name="ce28" table:formula="of:=[.N39]+[.M40]" office:value-type="currency" office:currency="EUR" office:value="691.72" calcext:value-type="currency">
            <text:p>691,72 €</text:p>
          </table:table-cell>
          <table:table-cell table:style-name="ce29" table:formula="of:=[.A40]*budgetjour-[.N40]" office:value-type="currency" office:currency="EUR" office:value="478.28" calcext:value-type="currency">
            <text:p>47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3" table:formula="of:=[.B40]+1" office:value-type="date" office:date-value="2021-07-10" calcext:value-type="date">
            <text:p>sam. 10 juil.</text:p>
          </table:table-cell>
          <table:table-cell table:style-name="ce25" table:formula="of:=[.D40]" office:value-type="float" office:value="0" calcext:value-type="float">
            <text:p>0</text:p>
          </table:table-cell>
          <table:table-cell table:number-columns-repeated="2"/>
          <table:table-cell table:formula="of:=[.F40]+[.E41]" office:value-type="float" office:value="2118" calcext:value-type="float">
            <text:p>2118</text:p>
          </table:table-cell>
          <table:table-cell/>
          <table:table-cell table:style-name="ce27" table:formula="of:=[.H40]+[.G41]" office:value-type="float" office:value="15557" calcext:value-type="float">
            <text:p>1555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1]+[.K41]+[.L41]" office:value-type="currency" office:currency="EUR" office:value="0" calcext:value-type="currency">
            <text:p>0,00 €</text:p>
          </table:table-cell>
          <table:table-cell table:style-name="ce28" table:formula="of:=[.N40]+[.M41]" office:value-type="currency" office:currency="EUR" office:value="691.72" calcext:value-type="currency">
            <text:p>691,72 €</text:p>
          </table:table-cell>
          <table:table-cell table:style-name="ce29" table:formula="of:=[.A41]*budgetjour-[.N41]" office:value-type="currency" office:currency="EUR" office:value="508.28" calcext:value-type="currency">
            <text:p>50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3" table:formula="of:=[.B41]+1" office:value-type="date" office:date-value="2021-07-11" calcext:value-type="date">
            <text:p>dim. 11 juil.</text:p>
          </table:table-cell>
          <table:table-cell table:style-name="ce25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118" calcext:value-type="float">
            <text:p>2118</text:p>
          </table:table-cell>
          <table:table-cell/>
          <table:table-cell table:style-name="ce27" table:formula="of:=[.H41]+[.G42]" office:value-type="float" office:value="15557" calcext:value-type="float">
            <text:p>15557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2]+[.K42]+[.L42]" office:value-type="currency" office:currency="EUR" office:value="0" calcext:value-type="currency">
            <text:p>0,00 €</text:p>
          </table:table-cell>
          <table:table-cell table:style-name="ce28" table:formula="of:=[.N41]+[.M42]" office:value-type="currency" office:currency="EUR" office:value="691.72" calcext:value-type="currency">
            <text:p>691,72 €</text:p>
          </table:table-cell>
          <table:table-cell table:style-name="ce29" table:formula="of:=[.A42]*budgetjour-[.N42]" office:value-type="currency" office:currency="EUR" office:value="538.28" calcext:value-type="currency">
            <text:p>538,28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3"/>
          <table:table-cell table:number-columns-repeated="7"/>
          <table:table-cell table:style-name="ce28" table:number-columns-repeated="6"/>
          <table:table-cell table:style-name="ce30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3"/>
          <table:table-cell table:number-columns-repeated="10"/>
          <table:table-cell table:style-name="ce28"/>
          <table:table-cell/>
          <table:table-cell table:style-name="ce28"/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42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18:47:37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2T18:51:21.536000000</dc:date>
    <meta:editing-duration>P4DT2H35M24S</meta:editing-duration>
    <meta:editing-cycles>73</meta:editing-cycles>
    <meta:generator>LibreOffice/7.1.2.2$Windows_X86_64 LibreOffice_project/8a45595d069ef5570103caea1b71cc9d82b2aae4</meta:generator>
    <meta:document-statistic meta:table-count="2" meta:cell-count="616" meta:object-count="0"/>
    <meta:user-defined meta:name="Info 1"/>
    <meta:user-defined meta:name="Info 2"/>
    <meta:user-defined meta:name="Info 3"/>
    <meta:user-defined meta:name="Info 4"/>
  </office:meta>
</office:document-meta>
</file>